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Tahoma1" svg:font-family="Tahoma"/>
    <style:font-face style:name="Times New Roman1" svg:font-family="'Times New Roman', serif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1" style:family="table">
      <style:table-properties style:width="16.986cm" fo:break-before="auto" fo:break-after="auto" table:align="right"/>
    </style:style>
    <style:style style:name="Tabelle11.A" style:family="table-column">
      <style:table-column-properties style:column-width="7.832cm"/>
    </style:style>
    <style:style style:name="Tabelle11.B" style:family="table-column">
      <style:table-column-properties style:column-width="4.577cm"/>
    </style:style>
    <style:style style:name="Tabelle11.1" style:family="table-row">
      <style:table-row-properties style:min-row-height="1.713cm"/>
    </style:style>
    <style:style style:name="Tabelle11.A1" style:family="table-cell">
      <style:table-cell-properties fo:padding="0.097cm" fo:border="none"/>
    </style:style>
    <style:style style:name="Tabelle11.B1" style:family="table-cell">
      <style:table-cell-properties fo:background-color="#eeeeee" fo:padding="0.097cm" fo:border-left="0.05pt solid #000000" fo:border-right="0.05pt solid #000000" fo:border-top="none" fo:border-bottom="none">
        <style:background-image/>
      </style:table-cell-properties>
    </style:style>
    <style:style style:name="Tabelle11.C1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elle11.B2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e11.C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1" style:family="table">
      <style:table-properties style:width="15.744cm" table:align="right"/>
    </style:style>
    <style:style style:name="Tabelle1.A" style:family="table-column">
      <style:table-column-properties style:column-width="3.334cm"/>
    </style:style>
    <style:style style:name="Tabelle1.B" style:family="table-column">
      <style:table-column-properties style:column-width="12.41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5.771cm" table:align="right"/>
    </style:style>
    <style:style style:name="Tabelle2.A" style:family="table-column">
      <style:table-column-properties style:column-width="1.575cm"/>
    </style:style>
    <style:style style:name="Tabelle2.B" style:family="table-column">
      <style:table-column-properties style:column-width="14.19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background-color="#eeeeee" fo:padding="0.097cm" fo:border="0.05pt solid #000000">
        <style:background-image/>
      </style:table-cell-properties>
    </style:style>
    <style:style style:name="Tabelle3" style:family="table">
      <style:table-properties style:width="15.771cm" table:align="right"/>
    </style:style>
    <style:style style:name="Tabelle3.A" style:family="table-column">
      <style:table-column-properties style:column-width="1.533cm"/>
    </style:style>
    <style:style style:name="Tabelle3.B" style:family="table-column">
      <style:table-column-properties style:column-width="14.238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background-color="#eeeeee" fo:padding="0.097cm" fo:border="0.05pt solid #000000">
        <style:background-image/>
      </style:table-cell-properties>
    </style:style>
    <style:style style:name="Tabelle15" style:family="table">
      <style:table-properties style:width="15.903cm" table:align="right"/>
    </style:style>
    <style:style style:name="Tabelle15.A" style:family="table-column">
      <style:table-column-properties style:column-width="13.051cm"/>
    </style:style>
    <style:style style:name="Tabelle15.B" style:family="table-column">
      <style:table-column-properties style:column-width="1.178cm"/>
    </style:style>
    <style:style style:name="Tabelle15.C" style:family="table-column">
      <style:table-column-properties style:column-width="1.674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5.B3" style:family="table-cell" style:data-style-name="N107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5.C3" style:family="table-cell" style:data-style-name="N107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A5" style:family="table-cell">
      <style:table-cell-properties fo:background-color="#eeeeee" fo:padding="0.097cm" fo:border-left="1pt solid #000000" fo:border-right="none" fo:border-top="none" fo:border-bottom="1pt solid #000000">
        <style:background-image/>
      </style:table-cell-properties>
    </style:style>
    <style:style style:name="Tabelle15.B5" style:family="table-cell" style:data-style-name="N107">
      <style:table-cell-properties fo:background-color="#eeeeee" fo:padding="0.097cm" fo:border-left="0.05pt solid #000000" fo:border-right="none" fo:border-top="none" fo:border-bottom="1pt solid #000000">
        <style:background-image/>
      </style:table-cell-properties>
    </style:style>
    <style:style style:name="Tabelle15.C5" style:family="table-cell" style:data-style-name="N107">
      <style:table-cell-properties fo:background-color="#eeeeee" fo:padding="0.097cm" fo:border-left="0.05pt solid #000000" fo:border-right="1pt solid #000000" fo:border-top="none" fo:border-bottom="1pt solid #000000">
        <style:background-image/>
      </style:table-cell-properties>
    </style:style>
    <style:style style:name="Tabelle15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5.B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5.B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dddddd" style:font-name="Arial Black" fo:font-size="18pt" style:font-size-asian="18pt" style:font-size-complex="18pt"/>
    </style:style>
    <style:style style:name="P4" style:family="paragraph" style:parent-style-name="Heading_20_1">
      <style:text-properties style:font-name="Arial1"/>
    </style:style>
    <style:style style:name="P5" style:family="paragraph" style:parent-style-name="Heading_20_1">
      <style:text-properties style:font-name="Arial" fo:font-size="14pt" fo:font-style="italic" style:font-size-asian="14pt" style:font-style-asian="italic" style:font-size-complex="14pt" style:font-style-complex="italic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style="normal" style:font-style-asian="normal" style:font-style-complex="normal"/>
    </style:style>
    <style:style style:name="P8" style:family="paragraph" style:parent-style-name="Table_20_Contents">
      <style:text-properties style:font-name="Times New Roman1" fo:font-size="12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>
      <style:text-properties style:font-name="Times New Roman1" fo:font-size="12pt"/>
    </style:style>
    <style:style style:name="P11" style:family="paragraph" style:parent-style-name="Standard">
      <style:text-properties style:font-name="Times New Roman1" fo:font-size="10pt" style:font-size-asian="10pt" style:font-size-complex="10pt"/>
    </style:style>
    <style:style style:name="P12" style:family="paragraph" style:parent-style-name="Code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text-properties style:font-name="Times New Roman1" fo:font-size="12pt" officeooo:paragraph-rsid="0001730d"/>
    </style:style>
    <style:style style:name="P14" style:family="paragraph" style:parent-style-name="Standard">
      <style:paragraph-properties>
        <style:tab-stops>
          <style:tab-stop style:position="1.177cm"/>
          <style:tab-stop style:position="1.679cm"/>
        </style:tab-stops>
      </style:paragraph-properties>
      <style:text-properties style:font-name="Times New Roman1" fo:font-size="12pt" fo:font-style="italic"/>
    </style:style>
    <style:style style:name="P15" style:family="paragraph" style:parent-style-name="Standard">
      <style:paragraph-properties>
        <style:tab-stops>
          <style:tab-stop style:position="0.711cm"/>
        </style:tab-stops>
      </style:paragraph-properties>
      <style:text-properties officeooo:paragraph-rsid="0000d981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style="italic"/>
    </style:style>
    <style:style style:name="T3" style:family="text">
      <style:text-properties style:font-name="Times New Roman1" fo:font-size="12pt" fo:font-style="italic" style:font-style-asian="italic" style:font-style-complex="italic"/>
    </style:style>
    <style:style style:name="T4" style:family="text">
      <style:text-properties style:font-name="Times New Roman1" fo:font-size="12pt" style:text-underline-style="solid" style:text-underline-width="auto" style:text-underline-color="font-color"/>
    </style:style>
    <style:style style:name="T5" style:family="text">
      <style:text-properties style:font-name="Times New Roman1" fo:font-size="12pt" fo:font-style="normal" style:font-style-asian="normal" style:font-style-complex="normal"/>
    </style:style>
    <style:style style:name="T6" style:family="text">
      <style:text-properties style:font-name="Times New Roman1" fo:font-size="12pt" officeooo:rsid="001ea7a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Courier New" fo:font-size="12pt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position="33% 80%" style:font-name="Times New Roman1" fo:font-size="12pt"/>
    </style:style>
    <style:style style:name="T12" style:family="text">
      <style:text-properties style:text-position="-33% 80%" style:font-name="Times New Roman1" fo:font-size="12pt" fo:font-style="italic"/>
    </style:style>
    <style:style style:name="T13" style:family="text">
      <style:text-properties style:font-name="Consolas" fo:font-size="12pt"/>
    </style:style>
    <style:style style:name="T14" style:family="text">
      <style:text-properties fo:color="#dddddd" style:font-name="Arial Black" fo:font-size="18pt" style:font-size-asian="18pt" style:font-size-complex="18pt"/>
    </style:style>
    <style:style style:name="T15" style:family="text">
      <style:text-properties style:font-name="Consolas" fo:font-size="12pt" officeooo:rsid="001ea7ac"/>
    </style:style>
    <style:style style:name="T16" style:family="text">
      <style:text-properties officeooo:rsid="000489d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1" table:style-name="Tabelle11">
        <table:table-column table:style-name="Tabelle11.A"/>
        <table:table-column table:style-name="Tabelle11.B" table:number-columns-repeated="2"/>
        <table:table-row table:style-name="Tabelle11.1">
          <table:table-cell table:style-name="Tabelle11.A1" table:number-rows-spanned="2" office:value-type="string">
            <text:h text:style-name="P4" text:outline-level="1">Übung 2<text:line-break/><text:span text:style-name="T8">Digitale Signalverarbeitung</text:span></text:h>
          </table:table-cell>
          <table:table-cell table:style-name="Tabelle11.B1" office:value-type="string">
            <text:p text:style-name="Table_20_Contents"/>
          </table:table-cell>
          <table:table-cell table:style-name="Tabelle11.C1" office:value-type="string">
            <text:p text:style-name="Table_20_Contents"/>
          </table:table-cell>
        </table:table-row>
        <table:table-row>
          <table:covered-table-cell/>
          <table:table-cell table:style-name="Tabelle11.B2" office:value-type="string">
            <text:p text:style-name="P9">Name Gruppenmitglied 1</text:p>
          </table:table-cell>
          <table:table-cell table:style-name="Tabelle11.C2" office:value-type="string">
            <text:p text:style-name="P9">Name Gruppenmitglied 1</text:p>
          </table:table-cell>
        </table:table-row>
      </table:table>
      <text:p text:style-name="P1"><text:line-break/>Bitte die grau hinterlegten Tabellenfelder ausfüllen</text:p>
      <text:p text:style-name="Text_20_body"/>
      <text:h text:style-name="P5" text:outline-level="1"><text:span text:style-name="T10">Aufgabe 1)</text:span> </text:h>
      <text:list xml:id="list2936259472" text:style-name="L1">
        <text:list-item>
          <text:p text:style-name="P16"><text:span text:style-name="T1">Zerlegen Sie analytisch (ohne Computer, auf Papier) die Funktion </text:span><text:span text:style-name="T1"><draw:frame draw:style-name="fr1" draw:name="Objekt1" text:anchor-type="as-char" svg:y="-0.445cm" svg:width="3.108cm" svg:height="0.543cm" draw:z-index="0"><draw:object xlink:href="./Object 1" xlink:type="simple" xlink:show="embed" xlink:actuate="onLoad"/><draw:image xlink:href="./ObjectReplacements/Object 1" xlink:type="simple" xlink:show="embed" xlink:actuate="onLoad"/></draw:frame></text:span><text:s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ext_20_body">Gerader Anteil</text:p>
          </table:table-cell>
          <table:table-cell table:style-name="Tabelle1.B1" office:value-type="string">
            <text:p text:style-name="Code"/>
          </table:table-cell>
        </table:table-row>
        <table:table-row>
          <table:table-cell table:style-name="Tabelle1.A2" office:value-type="string">
            <text:p text:style-name="P2">Ungerader Anteil</text:p>
          </table:table-cell>
          <table:table-cell table:style-name="Tabelle1.B2" office:value-type="string">
            <text:p text:style-name="Code"/>
          </table:table-cell>
        </table:table-row>
      </table:table>
      <text:list xml:id="list171932686326189" text:continue-numbering="true" text:style-name="L1">
        <text:list-header>
          <text:p text:style-name="P16"/>
        </text:list-header>
        <text:list-item>
          <text:p text:style-name="P16"><text:span text:style-name="T1">Sie betrachten den Rotanteil eines Bildes, bestehend aus 1000 x 1000 Pixeln, mit je 8 Bit Auflösung(Wertebereich 0 bis 2</text:span><text:span text:style-name="T11">8</text:span><text:span text:style-name="T1">-1 = 255). Es liegt das Histogramm hierfür vor. Um wieviel schneller ist die Mittelwert Berechnung aus dem Histogramm im Vergleich zur direkten Berechnung (Summe aller Werte geteilt durch die Anzahl)? </text:span><text:span text:style-name="T2">Dabei wollen wir nur Additionen und Multiplikationen betrachten, und diese als gleich schnell annehmen.</text:span> 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Faktor:</text:p>
          </table:table-cell>
          <table:table-cell table:style-name="Tabelle2.B1" office:value-type="string">
            <text:p text:style-name="Code"/>
          </table:table-cell>
        </table:table-row>
      </table:table>
      <text:list xml:id="list171932087466319" text:continue-numbering="true" text:style-name="L1">
        <text:list-header>
          <text:p text:style-name="P16"/>
        </text:list-header>
        <text:list-item>
          <text:p text:style-name="P16"><text:span text:style-name="T1">Nimmt man als Signal 3 Minuten Musik (</text:span><text:span text:style-name="T4">Stereo!</text:span><text:span text:style-name="T1">), mit der Abtastfrequenz 44 100 Hz und <text:line-break/>16 Bit Auflösung: Was wäre nun die Antwort aus b)?</text:span> </text:p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Faktor:</text:p>
          </table:table-cell>
          <table:table-cell table:style-name="Tabelle3.B1" office:value-type="string">
            <text:p text:style-name="Code"/>
          </table:table-cell>
        </table:table-row>
      </table:table>
      <text:list xml:id="list171932949679779" text:continue-numbering="true" text:style-name="L1">
        <text:list-header>
          <text:p text:style-name="P16"/>
        </text:list-header>
      </text:list>
      <text:h text:style-name="Heading_20_2" text:outline-level="2">Aufgabe 2)</text:h>
      <text:p text:style-name="Text_20_body"><text:span text:style-name="T1">Wir betrachten das Signal </text:span><text:span text:style-name="T2">x</text:span><text:span text:style-name="T12">n</text:span><text:span text:style-name="T1"> = atan(</text:span><text:span text:style-name="T2">n</text:span><text:span text:style-name="T1"> - 3). Lassen Sie Python (genauer: Pyplot) </text:span><text:span text:style-name="T2">x</text:span><text:span text:style-name="T12">n</text:span><text:span text:style-name="T1"> sowie die gerade und ungeraden Komponente davon im Bereich von </text:span><text:span text:style-name="T2">n</text:span><text:span text:style-name="T1"> = -5 bis 5 zeichnen. Importieren Sie die Grafik des Plots unterhalb dieses Textes.</text:span> <text:line-break/><text:span text:style-name="T7">Tipp:matplotlib.pyplot.savefig(*args, **kwargs)</text:span><text:line-break/></text:p>
      <text:p text:style-name="P3">Statt dieser Zeile: Grafik</text:p>
      <text:h text:style-name="Heading_20_2" text:outline-level="2">Aufgabe 3)</text:h>
      <text:p text:style-name="Text_20_body"><text:span text:style-name="T1">Schreiben Sie ein Python Scrip: <text:line-break/>... das </text:span><text:span text:style-name="T2">N</text:span><text:span text:style-name="T1"> Zufallszahlen </text:span><text:span text:style-name="T2">x</text:span><text:span text:style-name="T12">i</text:span><text:span text:style-name="T1">, </text:span><text:span text:style-name="T2">i</text:span><text:span text:style-name="T1"> = 1, … </text:span><text:span text:style-name="T2">N </text:span><text:span text:style-name="T5">berechnet</text:span><text:span text:style-name="T1">, welche jeweils der Augensumme eine Wurfes mit 10 Würfeln entsprechen. </text:span><text:span text:style-name="T2">N</text:span> <text:span text:style-name="T1">sollte eine große Zahl, z.B. 10</text:span><text:span text:style-name="T11">5</text:span><text:span text:style-name="T1"> sein. Das Script sollte noch liefern:</text:span></text:p>
      <text:list xml:id="list676237149" text:style-name="L2">
        <text:list-item>
          <text:p text:style-name="P17"><text:span text:style-name="T1">... das Histogramm der Zufallszahlen, und zwar als </text:span><text:span text:style-name="T4">relative</text:span><text:span text:style-name="T1"> Häufigkeit (d.h. die Wahrscheinlichkeit für das Auftreten der Zahlen 10 bis 60). Erzeuge eine Grafik, welche die Wahrscheinlichkeiten für das Auftreten der Würfelsummen ausgibt. (X-Achse 10 bis 60, Y-Achse: Wahrscheinlichkeiten).<text:line-break/></text:span><text:soft-page-break/><text:span text:style-name="T1"><text:line-break/></text:span></text:p>
        </text:list-item>
        <text:list-item>
          <text:p text:style-name="P17"><text:span text:style-name="T1">... den Mittelwert und die Standardabweichungvon </text:span><text:span text:style-name="T2">x</text:span><text:span text:style-name="T12">i</text:span><text:span text:style-name="T1"> mittels 2 Verfahren:<text:line-break/>- aus dem Histogramm<text:line-break/>- ... und mit den entsprechenden Python Methoden (</text:span><text:span text:style-name="T13">numpy.mean</text:span><text:span text:style-name="T1">, ...</text:span><text:span text:style-name="T13">sdev</text:span><text:span text:style-name="T1">) aus dem Signal.<text:line-break/>Beide Verfahren sollten identische Resultate liefern. Messen Sie die Rechenzeiten für die beiden Berechnungsmethoden, </text:span><text:span text:style-name="T3">N</text:span><text:span text:style-name="T1"> für gut meßbare Zeitspanne anpassen. </text:span></text:p>
        </text:list-item>
      </text:list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6">Code</text:p>
          </table:table-cell>
          <table:table-cell table:style-name="Tabelle15.B1" table:number-columns-spanned="2" office:value-type="string">
            <text:p text:style-name="P6">Dauer (s)</text:p>
          </table:table-cell>
          <table:covered-table-cell/>
        </table:table-row>
        <table:table-row>
          <table:table-cell table:style-name="Tabelle15.A2" office:value-type="string">
            <text:p text:style-name="P10">Für Mittelwert aus Histogramm</text:p>
          </table:table-cell>
          <table:table-cell table:style-name="Tabelle15.A2" office:value-type="string">
            <text:p text:style-name="P11">numpy</text:p>
          </table:table-cell>
          <table:table-cell table:style-name="Tabelle15.C2" office:value-type="string">
            <text:p text:style-name="P11">Aus Histo</text:p>
          </table:table-cell>
        </table:table-row>
        <table:table-row>
          <table:table-cell table:style-name="Tabelle15.A3" office:value-type="string">
            <text:p text:style-name="Code"/>
          </table:table-cell>
          <table:table-cell table:style-name="Tabelle15.B3">
            <text:p text:style-name="Table_20_Contents"/>
          </table:table-cell>
          <table:table-cell table:style-name="Tabelle15.C3">
            <text:p text:style-name="Table_20_Contents"/>
          </table:table-cell>
        </table:table-row>
        <table:table-row>
          <table:table-cell table:style-name="Tabelle15.C2" table:number-columns-spanned="3" office:value-type="string">
            <text:p text:style-name="P8">... für Standardabweichung aus Histogramm</text:p>
          </table:table-cell>
          <table:covered-table-cell/>
          <table:covered-table-cell/>
        </table:table-row>
        <table:table-row>
          <table:table-cell table:style-name="Tabelle15.A5" office:value-type="string">
            <text:p text:style-name="Code"/>
          </table:table-cell>
          <table:table-cell table:style-name="Tabelle15.B5">
            <text:p text:style-name="Table_20_Contents"/>
          </table:table-cell>
          <table:table-cell table:style-name="Tabelle15.C5">
            <text:p text:style-name="Table_20_Contents"/>
          </table:table-cell>
        </table:table-row>
        <table:table-row>
          <table:table-cell table:style-name="Tabelle15.A7" office:value-type="string">
            <text:p text:style-name="P12">Wert für Mittelwert: </text:p>
          </table:table-cell>
          <table:table-cell table:style-name="Tabelle15.B7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5.A7" office:value-type="string">
            <text:p text:style-name="P12">Wert für Standardabweichung: </text:p>
          </table:table-cell>
          <table:table-cell table:style-name="Tabelle15.B7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list xml:id="list171932611912447" text:continue-numbering="true" text:style-name="L2">
        <text:list-item>
          <text:p text:style-name="P13">... die passende Gausskurve den Histogrammwerten aus a) überlagert <text:span text:style-name="T16">(gemeinsame Achsen)</text:span>. Die Kurve sollte optimal zu den relativen Häufigkeiten passen. Importieren Sie die Grafik des Plots (zu a und zu c) gleich unterhalb dieser Zeile.<text:line-break/><text:line-break/><text:span text:style-name="T14">Statt dieser Zeile: Grafik</text:span></text:p>
        </text:list-item>
      </text:list>
      <text:p text:style-name="P10"/>
      <text:p text:style-name="P14">Tipps:<text:tab/></text:p>
      <text:p text:style-name="P15"><text:span text:style-name="T2">●<text:tab/></text:span><text:span text:style-name="T13">wuerfe = numpy.random.randint(1, 7, size=(N,10))<text:line-break/><text:tab/>augensum = wuerfe.sum(axis=…)</text:span><text:span text:style-name="T1"> </text:span><text:span text:style-name="T9"><text:line-break/></text:span><text:span text:style-name="T1">●<text:tab/></text:span><text:span text:style-name="T2">Berechne absolutes Histogramm: </text:span><text:span text:style-name="T13">np.histogram(x, bins=51, range=(0.5, 60.5))</text:span></text:p>
      <text:p text:style-name="P15"><text:span text:style-name="T6">●<text:tab/>Pyplot kombiniert Plots mit p</text:span><text:span text:style-name="T15">lt.plot(...), plt.plot(...), plt.show()</text:span><text:span text:style-name="T1"><text:line-break/>●<text:tab/></text:span><text:span text:style-name="T2">Beachte den Tipp aus Aufgabe 2)</text:span><text:span text:style-name="T1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Tahoma1" svg:font-family="Tahoma"/>
    <style:font-face style:name="Times New Roman1" svg:font-family="'Times New Roman', serif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class="extra">
      <style:text-properties style:font-name="Courier New1" fo:font-family="'Courier New'" style:font-family-generic="modern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loext:min-decimal-places="3" number:min-integer-digits="1"/>
    </number:number-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5H59M13S</meta:editing-duration>
    <meta:editing-cycles>24</meta:editing-cycles>
    <meta:generator>LibreOffice/6.4.6.2$Windows_X86_64 LibreOffice_project/0ce51a4fd21bff07a5c061082cc82c5ed232f115</meta:generator>
    <dc:date>2020-11-06T17:19:31.270000000</dc:date>
    <meta:document-statistic meta:table-count="5" meta:image-count="0" meta:object-count="1" meta:page-count="2" meta:paragraph-count="31" meta:word-count="396" meta:character-count="2689" meta:non-whitespace-character-count="23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 mathvariant="normal">:</mi>
      <mrow>
        <mi>y</mi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n>3</mn>
        </msup>
      </mrow>
    </mrow>
    <annotation encoding="StarMath 5.0">f(x): y=(x-1)^3</annotation>
  </semantics>
</math>
</file>